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38in"/>
    </style:style>
    <style:style style:name="co2" style:family="table-column">
      <style:table-column-properties fo:break-before="auto" style:column-width="4.8945in"/>
    </style:style>
    <style:style style:name="co3" style:family="table-column">
      <style:table-column-properties fo:break-before="auto" style:column-width="1.048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ransla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key</text:p>
          </table:table-cell>
          <table:table-cell office:value-type="string">
            <text:p>en</text:p>
          </table:table-cell>
          <table:table-cell office:value-type="string">
            <text:p>sv</text:p>
          </table:table-cell>
        </table:table-row>
        <table:table-row table:style-name="ro1">
          <table:table-cell office:value-type="string">
            <text:p>NAV</text:p>
          </table:table-cell>
          <table:table-cell office:value-type="string">
            <text:p>Navigation</text:p>
          </table:table-cell>
          <table:table-cell office:value-type="string">
            <text:p>Styrhytt</text:p>
          </table:table-cell>
        </table:table-row>
        <table:table-row table:style-name="ro1">
          <table:table-cell office:value-type="string">
            <text:p>MISSION_OPS</text:p>
          </table:table-cell>
          <table:table-cell office:value-type="string">
            <text:p>Mission Ops.</text:p>
          </table:table-cell>
          <table:table-cell office:value-type="string">
            <text:p>Uppdragskontrollrum</text:p>
          </table:table-cell>
        </table:table-row>
        <table:table-row table:style-name="ro1">
          <table:table-cell office:value-type="string">
            <text:p>LIVING_QUARTERS</text:p>
          </table:table-cell>
          <table:table-cell office:value-type="string">
            <text:p>Living Quarters</text:p>
          </table:table-cell>
          <table:table-cell office:value-type="string">
            <text:p>Bostad</text:p>
          </table:table-cell>
        </table:table-row>
        <table:table-row table:style-name="ro1">
          <table:table-cell office:value-type="string">
            <text:p>MATERIALS_LAB</text:p>
          </table:table-cell>
          <table:table-cell office:value-type="string">
            <text:p>Materials Lab</text:p>
          </table:table-cell>
          <table:table-cell office:value-type="string">
            <text:p>Materiallab</text:p>
          </table:table-cell>
        </table:table-row>
        <table:table-row table:style-name="ro1">
          <table:table-cell office:value-type="string">
            <text:p>PRINTERS</text:p>
          </table:table-cell>
          <table:table-cell table:number-columns-repeated="2" office:value-type="string">
            <text:p>Printers</text:p>
          </table:table-cell>
        </table:table-row>
        <table:table-row table:style-name="ro1">
          <table:table-cell office:value-type="string">
            <text:p>INFIRMARY</text:p>
          </table:table-cell>
          <table:table-cell office:value-type="string">
            <text:p>Infirmary</text:p>
          </table:table-cell>
          <table:table-cell office:value-type="string">
            <text:p>Sjukstuga</text:p>
          </table:table-cell>
        </table:table-row>
        <table:table-row table:style-name="ro1">
          <table:table-cell office:value-type="string">
            <text:p>STORAGE_BAY</text:p>
          </table:table-cell>
          <table:table-cell office:value-type="string">
            <text:p>Storage Bay</text:p>
          </table:table-cell>
          <table:table-cell office:value-type="string">
            <text:p>Magasin</text:p>
          </table:table-cell>
        </table:table-row>
        <table:table-row table:style-name="ro1">
          <table:table-cell office:value-type="string">
            <text:p>ENGINE_ROOM</text:p>
          </table:table-cell>
          <table:table-cell office:value-type="string">
            <text:p>Engine Room</text:p>
          </table:table-cell>
          <table:table-cell office:value-type="string">
            <text:p>Maskinrum</text:p>
          </table:table-cell>
        </table:table-row>
        <table:table-row table:style-name="ro1">
          <table:table-cell office:value-type="string">
            <text:p>BROOM_CLOSET</text:p>
          </table:table-cell>
          <table:table-cell office:value-type="string">
            <text:p>Broom Closet</text:p>
          </table:table-cell>
          <table:table-cell office:value-type="string">
            <text:p>Städskrubb</text:p>
          </table:table-cell>
        </table:table-row>
        <table:table-row table:style-name="ro1">
          <table:table-cell office:value-type="string">
            <text:p>CHAP_LONG</text:p>
          </table:table-cell>
          <table:table-cell office:value-type="string">
            <text:p>Customer Happiness Assistant Program</text:p>
          </table:table-cell>
          <table:table-cell office:value-type="string">
            <text:p>Kund Nöjdhets Uppmuntrings Tjänare</text:p>
          </table:table-cell>
        </table:table-row>
        <table:table-row table:style-name="ro1">
          <table:table-cell office:value-type="string">
            <text:p>CREDIT</text:p>
          </table:table-cell>
          <table:table-cell office:value-type="string">
            <text:p>Credit</text:p>
          </table:table-cell>
          <table:table-cell office:value-type="string">
            <text:p>Kredit</text:p>
          </table:table-cell>
        </table:table-row>
        <table:table-row table:style-name="ro1">
          <table:table-cell office:value-type="string">
            <text:p>LOANS</text:p>
          </table:table-cell>
          <table:table-cell office:value-type="string">
            <text:p>Loans</text:p>
          </table:table-cell>
          <table:table-cell office:value-type="string">
            <text:p>Debit</text:p>
          </table:table-cell>
        </table:table-row>
        <table:table-row table:style-name="ro1">
          <table:table-cell office:value-type="string">
            <text:p>DEBIT</text:p>
          </table:table-cell>
          <table:table-cell office:value-type="string">
            <text:p>Debit</text:p>
          </table:table-cell>
          <table:table-cell office:value-type="string">
            <text:p>Lån</text:p>
          </table:table-cell>
        </table:table-row>
        <table:table-row table:style-name="ro1">
          <table:table-cell office:value-type="string">
            <text:p>INTEREST_WITH_RATE</text:p>
          </table:table-cell>
          <table:table-cell office:value-type="string">
            <text:p>Interest {rate}</text:p>
          </table:table-cell>
          <table:table-cell office:value-type="string">
            <text:p>Ränta {rate}</text:p>
          </table:table-cell>
        </table:table-row>
        <table:table-row table:style-name="ro1">
          <table:table-cell office:value-type="string">
            <text:p>RENT</text:p>
          </table:table-cell>
          <table:table-cell office:value-type="string">
            <text:p>Rent</text:p>
          </table:table-cell>
          <table:table-cell office:value-type="string">
            <text:p>Hyra</text:p>
          </table:table-cell>
        </table:table-row>
        <table:table-row table:style-name="ro1">
          <table:table-cell office:value-type="string">
            <text:p>BALANCE</text:p>
          </table:table-cell>
          <table:table-cell office:value-type="string">
            <text:p>Balance</text:p>
          </table:table-cell>
          <table:table-cell office:value-type="string">
            <text:p>Balans</text:p>
          </table:table-cell>
        </table:table-row>
        <table:table-row table:style-name="ro1">
          <table:table-cell office:value-type="string">
            <text:p>DUE_IN</text:p>
          </table:table-cell>
          <table:table-cell office:value-type="string">
            <text:p>Due in</text:p>
          </table:table-cell>
          <table:table-cell office:value-type="string">
            <text:p>Betalas o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4">08/24/2025</text:date>, <text:time>23:27:23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24T23:11:07.44</meta:creation-date>
    <dc:date>2025-08-24T23:27:23.26</dc:date>
    <meta:editing-duration>PT13M31S</meta:editing-duration>
    <meta:editing-cycles>3</meta:editing-cycles>
    <meta:generator>OpenOffice/4.1.5$Win32 OpenOffice.org_project/415m1$Build-9789</meta:generator>
    <meta:document-statistic meta:table-count="1" meta:cell-count="54" meta:object-count="0"/>
  </office:meta>
</office:document-meta>
</file>